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 style:list-style-name="L1"/>
    <style:style style:name="P7" style:family="paragraph" style:parent-style-name="Text_20_body" style:list-style-name="L2">
      <style:text-properties style:font-name="Times New Roman" fo:language="ru" fo:country="RU"/>
    </style:style>
    <style:style style:name="P8" style:family="paragraph" style:parent-style-name="Text_20_body" style:list-style-name="L2">
      <style:paragraph-properties fo:text-align="start" style:justify-single-word="false"/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4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cm" svg:height="0.711cm" draw:z-index="0"><draw:image xlink:href="../../odt/images/0082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Ключ-0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векторизован | С-код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8cm" svg:height="1.461cm" draw:z-index="0"><draw:image xlink:href="../../odt/images/0082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<text:span text:style-name="T8">векторизован</text:span>, реализует функцию управляемого ключа по алгоритму:</text:p>
            <text:p text:style-name="P4"><draw:frame draw:style-name="fr3" draw:name="Объект1" text:anchor-type="as-char" svg:width="5.95cm" svg:height="1.332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,</text:p>
            <text:p text:style-name="Text_20_body"><text:span text:style-name="T1">где</text:span><text:span text:style-name="T1"><draw:frame draw:style-name="fr3" draw:name="Объект2" text:anchor-type="as-char" svg:width="1.055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">– вектор входных сигналов,</text:span><text:span text:style-name="T1"><draw:frame draw:style-name="fr3" draw:name="Объект3" text:anchor-type="as-char" svg:width="1.087cm" svg:height="0.564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1">– вектор </text:span><text:span text:style-name="T2">выходных</text:span><text:span text:style-name="T1"> сигналов,</text:span><text:span text:style-name="T1"><draw:frame draw:style-name="fr3" draw:name="Объект4" text:anchor-type="as-char" svg:width="0.623cm" svg:height="0.549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1">– вектор </text:span><text:span text:style-name="T3">“</text:span><text:span text:style-name="T2">порогов</text:span><text:span text:style-name="T3">” </text:span><text:span text:style-name="T2">(параметров уставок),</text:span><text:span text:style-name="T1"><draw:frame draw:style-name="fr3" draw:name="Объект9" text:anchor-type="as-char" svg:width="0.66cm" svg:height="0.621cm" draw:z-index="0"><draw:object xlink:href="./Object 9" xlink:type="simple" xlink:show="embed" xlink:actuate="onLoad"/><draw:image xlink:href="./ObjectReplacements/Object 9" xlink:type="simple" xlink:show="embed" xlink:actuate="onLoad"/></draw:frame></text:span><text:span text:style-name="T1">– </text:span><text:span text:style-name="T4">вектор выходных сигналов блока при входных сигналах, </text:span><text:span text:style-name="T7">меньших</text:span><text:span text:style-name="T4"> пороговых значений. </text:span></text:p>
            <text:p text:style-name="Text_20_body"><text:span text:style-name="T8">Свойства</text:span>:</text:p>
            <text:list xml:id="list6926047156683339979" text:style-name="L1">
              <text:list-item>
                <text:p text:style-name="P6"><text:span text:style-name="T5">Уставка — вектор «порогов»</text:span><text:span text:style-name="T5"><draw:frame draw:style-name="fr3" draw:name="Object1" text:anchor-type="as-char" svg:width="0.623cm" svg:height="0.54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">.</text:span></text:p>
              </text:list-item>
              <text:list-item>
                <text:p text:style-name="P6"><text:span text:style-name="T5">Подпороговое значение — вектор выходных сигналов блока</text:span><text:span text:style-name="T5"><draw:frame draw:style-name="fr3" draw:name="Object2" text:anchor-type="as-char" svg:width="0.66cm" svg:height="0.621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(при входных сигналах, </text:span><text:span text:style-name="T6">меньших</text:span><text:span text:style-name="T5"> пороговых значений).</text:span></text:p>
              </text:list-item>
            </text:list>
            <text:p text:style-name="Text_20_body"><text:span text:style-name="T8">Примечания</text:span>:</text:p>
            <text:list xml:id="list6186986903774663928" text:style-name="L2">
              <text:list-item>
                <text:p text:style-name="P7">По умолчанию блок формирует <text:span text:style-name="T9">скалярный</text:span> выходной сигнал.</text:p>
              </text:list-item>
              <text:list-item>
                <text:p text:style-name="P7"><text:span text:style-name="T11">Именованные свойства задаются как </text:span><text:span text:style-name="T9">локальные</text:span><text:span text:style-name="T12"> переменные модели (или субмодели) во вкладке </text:span><text:span text:style-name="T9">Параметры</text:span><text:span text:style-name="T12"> или как глобальные сигналы проекта при помощи пункта главного меню </text:span><text:span text:style-name="T9">Графика</text:span><text:span text:style-name="T12"> </text:span><text:span text:style-name="T13">→</text:span><text:span text:style-name="T14"> </text:span><text:span text:style-name="T10">Сигналы</text:span><text:span text:style-name="T12">.</text:span></text:p>
              </text:list-item>
              <text:list-item>
                <text:p text:style-name="P8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-0</dc:title>
    <dc:date>2012-03-30T20:26:27.78</dc:date>
    <meta:generator>OpenOffice_Beta/4.1.0$Win32 OpenOffice.org_project/410m14$Build-9760</meta:generator>
    <meta:editing-duration>PT2H9M39S</meta:editing-duration>
    <meta:editing-cycles>89</meta:editing-cycles>
    <meta:document-statistic meta:table-count="1" meta:image-count="2" meta:object-count="7" meta:page-count="1" meta:paragraph-count="16" meta:word-count="115" meta:character-count="789"/>
  </office:meta>
</office:document-meta>
</file>

<file path=Object 1/content.xml><?xml version="1.0" encoding="utf-8"?>
<math xmlns="http://www.w3.org/1998/Math/MathML">
  <semantics>
    <mrow>
      <mi>K</mi>
    </mrow>
    <annotation encoding="StarMath 5.0">K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0,</mn>
                    </msub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K</mi>
                    </mrow>
                  </mrow>
                </mtd>
              </mtr>
              <mtr>
                <mtd>
                  <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i>K</mi>
                    </mrow>
                  </mrow>
                </mtd>
              </mtr>
            </mtable>
          </mrow>
        </mrow>
      </mrow>
    </mrow>
    <annotation encoding="StarMath 5.0">y(t) = left lbrace stack{
alignl  y_0, ~ если ~ u(t) &lt; K #
alignl x(t), ~ если ~ u(t) &gt;= K}  right none
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i>K</mi>
    </mrow>
    <annotation encoding="StarMath 5.0">K</annotation>
  </semantics>
</math>
</file>

<file path=Object 6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9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